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0.8271in"/>
    </style:style>
    <style:style style:name="Table1.C" style:family="table-column">
      <style:table-column-properties style:column-width="2.375in"/>
    </style:style>
    <style:style style:name="Table1.D" style:family="table-column">
      <style:table-column-properties style:column-width="1.8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4b8e" officeooo:paragraph-rsid="00144b8e"/>
    </style:style>
    <style:style style:name="P2" style:family="paragraph" style:parent-style-name="Standard">
      <style:text-properties officeooo:rsid="00144b8e" officeooo:paragraph-rsid="00178d22"/>
    </style:style>
    <style:style style:name="P3" style:family="paragraph" style:parent-style-name="Standard">
      <style:text-properties officeooo:rsid="0015ac6f" officeooo:paragraph-rsid="0015ac6f"/>
    </style:style>
    <style:style style:name="P4" style:family="paragraph" style:parent-style-name="Standard">
      <style:text-properties officeooo:rsid="00178d22" officeooo:paragraph-rsid="00178d22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78d22" officeooo:paragraph-rsid="00178d22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620cc" officeooo:paragraph-rsid="002620cc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d1106" officeooo:paragraph-rsid="002d1106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2620cc" officeooo:paragraph-rsid="002620c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68b52" officeooo:paragraph-rsid="00268b52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71a91" officeooo:paragraph-rsid="00271a91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7ee2c" officeooo:paragraph-rsid="0027ee2c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32adaf" officeooo:paragraph-rsid="0032adaf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32b31e" officeooo:paragraph-rsid="0032b31e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341a7b" officeooo:paragraph-rsid="00341a7b" style:font-weight-asian="normal" style:font-weight-complex="normal"/>
    </style:style>
    <style:style style:name="P15" style:family="paragraph" style:parent-style-name="Standard">
      <style:text-properties officeooo:rsid="003f169a" officeooo:paragraph-rsid="003f169a"/>
    </style:style>
    <style:style style:name="P16" style:family="paragraph" style:parent-style-name="Standard">
      <style:text-properties officeooo:rsid="0042397c" officeooo:paragraph-rsid="0042397c"/>
    </style:style>
    <style:style style:name="P17" style:family="paragraph" style:parent-style-name="Table_20_Contents">
      <style:text-properties officeooo:rsid="000dbca6" officeooo:paragraph-rsid="000dbca6"/>
    </style:style>
    <style:style style:name="P18" style:family="paragraph" style:parent-style-name="Table_20_Contents">
      <style:text-properties officeooo:rsid="000dbca6" officeooo:paragraph-rsid="003babd8"/>
    </style:style>
    <style:style style:name="P19" style:family="paragraph" style:parent-style-name="Table_20_Contents">
      <style:text-properties officeooo:rsid="000e631f" officeooo:paragraph-rsid="000e631f"/>
    </style:style>
    <style:style style:name="P20" style:family="paragraph" style:parent-style-name="Table_20_Contents">
      <style:text-properties officeooo:rsid="000e631f" officeooo:paragraph-rsid="003babd8"/>
    </style:style>
    <style:style style:name="P21" style:family="paragraph" style:parent-style-name="Table_20_Contents">
      <style:text-properties officeooo:rsid="000f7b5a" officeooo:paragraph-rsid="000f7b5a"/>
    </style:style>
    <style:style style:name="P22" style:family="paragraph" style:parent-style-name="Table_20_Contents">
      <style:text-properties officeooo:rsid="000f7b5a" officeooo:paragraph-rsid="003babd8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f7b5a" officeooo:paragraph-rsid="000f7b5a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ce1a8" officeooo:paragraph-rsid="000ce1a8" style:font-weight-asian="bold" style:font-weight-complex="bold"/>
    </style:style>
    <style:style style:name="P25" style:family="paragraph" style:parent-style-name="Table_20_Contents">
      <style:text-properties officeooo:rsid="001cfb0a" officeooo:paragraph-rsid="001cfb0a"/>
    </style:style>
    <style:style style:name="P26" style:family="paragraph" style:parent-style-name="Table_20_Contents">
      <style:text-properties officeooo:rsid="002478cb" officeooo:paragraph-rsid="002478cb"/>
    </style:style>
    <style:style style:name="P27" style:family="paragraph" style:parent-style-name="Table_20_Contents">
      <style:text-properties officeooo:rsid="001e5b35" officeooo:paragraph-rsid="003babd8"/>
    </style:style>
    <style:style style:name="P28" style:family="paragraph" style:parent-style-name="Table_20_Contents">
      <style:text-properties officeooo:rsid="0035f5c5" officeooo:paragraph-rsid="0035f5c5"/>
    </style:style>
    <style:style style:name="P29" style:family="paragraph" style:parent-style-name="Table_20_Contents">
      <style:text-properties officeooo:rsid="0035f5c5" officeooo:paragraph-rsid="003babd8"/>
    </style:style>
    <style:style style:name="P30" style:family="paragraph" style:parent-style-name="Table_20_Contents">
      <style:text-properties officeooo:rsid="003babd8" officeooo:paragraph-rsid="003babd8"/>
    </style:style>
    <style:style style:name="P31" style:family="paragraph" style:parent-style-name="Table_20_Contents">
      <style:text-properties officeooo:rsid="003d2154" officeooo:paragraph-rsid="003e682f"/>
    </style:style>
    <style:style style:name="P32" style:family="paragraph" style:parent-style-name="Standard" style:list-style-name="L1">
      <style:text-properties officeooo:rsid="0015ac6f" officeooo:paragraph-rsid="0015ac6f"/>
    </style:style>
    <style:style style:name="P33" style:family="paragraph" style:parent-style-name="Standard" style:list-style-name="L1">
      <style:text-properties officeooo:rsid="0018ebbe" officeooo:paragraph-rsid="0018ebbe"/>
    </style:style>
    <style:style style:name="P34" style:family="paragraph" style:parent-style-name="Standard" style:list-style-name="L1">
      <style:text-properties officeooo:rsid="00197f59" officeooo:paragraph-rsid="00197f59"/>
    </style:style>
    <style:style style:name="P35" style:family="paragraph" style:parent-style-name="Standard" style:list-style-name="L2">
      <style:text-properties officeooo:rsid="00197f59" officeooo:paragraph-rsid="00197f59"/>
    </style:style>
    <style:style style:name="P36" style:family="paragraph" style:parent-style-name="Standard" style:list-style-name="L2">
      <style:text-properties officeooo:paragraph-rsid="00197f59"/>
    </style:style>
    <style:style style:name="P37" style:family="paragraph" style:parent-style-name="Standard" style:list-style-name="L2">
      <style:text-properties officeooo:rsid="001b72f5" officeooo:paragraph-rsid="001b72f5"/>
    </style:style>
    <style:style style:name="P38" style:family="paragraph" style:parent-style-name="Standard" style:list-style-name="L1">
      <style:text-properties officeooo:rsid="00199da5" officeooo:paragraph-rsid="00199da5"/>
    </style:style>
    <style:style style:name="P39" style:family="paragraph" style:parent-style-name="Standard">
      <style:text-properties style:text-underline-style="solid" style:text-underline-width="auto" style:text-underline-color="font-color" fo:font-weight="bold" officeooo:rsid="00178d22" officeooo:paragraph-rsid="00178d22" style:font-weight-asian="bold" style:font-weight-complex="bold"/>
    </style:style>
    <style:style style:name="P4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78d22" officeooo:paragraph-rsid="004584e3" style:font-weight-asian="bold" style:font-weight-complex="bold"/>
    </style:style>
    <style:style style:name="T1" style:family="text">
      <style:text-properties officeooo:rsid="000dbca6"/>
    </style:style>
    <style:style style:name="T2" style:family="text">
      <style:text-properties officeooo:rsid="000f7b5a"/>
    </style:style>
    <style:style style:name="T3" style:family="text">
      <style:text-properties officeooo:rsid="001f443c"/>
    </style:style>
    <style:style style:name="T4" style:family="text">
      <style:text-properties officeooo:rsid="00197f5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1b714" style:font-weight-asian="bold" style:font-weight-complex="bold"/>
    </style:style>
    <style:style style:name="T7" style:family="text">
      <style:text-properties fo:font-weight="bold" officeooo:rsid="00197f59" fo:background-color="#ffff00" loext:char-shading-value="0" style:font-weight-asian="bold" style:font-weight-complex="bold"/>
    </style:style>
    <style:style style:name="T8" style:family="text">
      <style:text-properties officeooo:rsid="00221a71"/>
    </style:style>
    <style:style style:name="T9" style:family="text">
      <style:text-properties officeooo:rsid="002478cb"/>
    </style:style>
    <style:style style:name="T10" style:family="text">
      <style:text-properties officeooo:rsid="002b5bb7"/>
    </style:style>
    <style:style style:name="T11" style:family="text">
      <style:text-properties officeooo:rsid="0030720e"/>
    </style:style>
    <style:style style:name="T12" style:family="text">
      <style:text-properties officeooo:rsid="003329d2"/>
    </style:style>
    <style:style style:name="T13" style:family="text">
      <style:text-properties officeooo:rsid="0037261a"/>
    </style:style>
    <style:style style:name="T14" style:family="text">
      <style:text-properties officeooo:rsid="003878cc"/>
    </style:style>
    <style:style style:name="T15" style:family="text">
      <style:text-properties officeooo:rsid="003b29cb"/>
    </style:style>
    <style:style style:name="T16" style:family="text">
      <style:text-properties officeooo:rsid="003babd8"/>
    </style:style>
    <style:style style:name="T17" style:family="text">
      <style:text-properties officeooo:rsid="003d2154"/>
    </style:style>
    <style:style style:name="T18" style:family="text">
      <style:text-properties officeooo:rsid="003e682f"/>
    </style:style>
    <style:style style:name="T19" style:family="text">
      <style:text-properties officeooo:rsid="0043b95d"/>
    </style:style>
    <style:style style:name="T20" style:family="text">
      <style:text-properties officeooo:rsid="0044470a"/>
    </style:style>
    <style:style style:name="T21" style:family="text">
      <style:text-properties officeooo:rsid="004584e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3">Svn/cvs</text:p>
          </table:table-cell>
          <table:covered-table-cell/>
          <table:table-cell table:style-name="Table1.A1" office:value-type="string">
            <text:p text:style-name="P24">Git</text:p>
          </table:table-cell>
          <table:table-cell table:style-name="Table1.D1" office:value-type="string">
            <text:p text:style-name="P24">R<text:span text:style-name="T1">tc</text:span></text:p>
          </table:table-cell>
        </table:table-row>
        <table:table-row>
          <table:table-cell table:style-name="Table1.A2" office:value-type="string">
            <text:p text:style-name="P17">Bai<text:span text:style-name="T3">x</text:span>ar repo</text:p>
          </table:table-cell>
          <table:table-cell table:style-name="Table1.A2" office:value-type="string">
            <text:p text:style-name="P17">Checkout</text:p>
          </table:table-cell>
          <table:table-cell table:style-name="Table1.A2" office:value-type="string">
            <text:p text:style-name="P18"><text:span text:style-name="T16">git c</text:span>lone</text:p>
          </table:table-cell>
          <table:table-cell table:style-name="Table1.D2" office:value-type="string">
            <text:p text:style-name="P17">Load</text:p>
          </table:table-cell>
        </table:table-row>
        <table:table-row>
          <table:table-cell table:style-name="Table1.A2" office:value-type="string">
            <text:p text:style-name="P17">Baixa alteracoes</text:p>
          </table:table-cell>
          <table:table-cell table:style-name="Table1.A2" office:value-type="string">
            <text:p text:style-name="P17">Update</text:p>
          </table:table-cell>
          <table:table-cell table:style-name="Table1.A2" office:value-type="string">
            <text:p text:style-name="P18"><text:span text:style-name="T16">git p</text:span>ull</text:p>
          </table:table-cell>
          <table:table-cell table:style-name="Table1.D2" office:value-type="string">
            <text:p text:style-name="P17">Accept</text:p>
          </table:table-cell>
        </table:table-row>
        <table:table-row>
          <table:table-cell table:style-name="Table1.A2" office:value-type="string">
            <text:p text:style-name="P19">Versao</text:p>
          </table:table-cell>
          <table:table-cell table:style-name="Table1.A2" table:number-rows-spanned="2" office:value-type="string">
            <text:p text:style-name="P19">Commit*</text:p>
          </table:table-cell>
          <table:table-cell table:style-name="Table1.A2" office:value-type="string">
            <text:p text:style-name="P20"><text:span text:style-name="T16">git c</text:span>ommit -<text:span text:style-name="T2">a</text:span></text:p>
          </table:table-cell>
          <table:table-cell table:style-name="Table1.D2" office:value-type="string">
            <text:p text:style-name="P21">Checkin</text:p>
          </table:table-cell>
        </table:table-row>
        <table:table-row>
          <table:table-cell table:style-name="Table1.A2" office:value-type="string">
            <text:p text:style-name="P21">Sincronizacao</text:p>
          </table:table-cell>
          <table:covered-table-cell/>
          <table:table-cell table:style-name="Table1.A2" office:value-type="string">
            <text:p text:style-name="P22"><text:span text:style-name="T16">git p</text:span>ush</text:p>
          </table:table-cell>
          <table:table-cell table:style-name="Table1.D2" office:value-type="string">
            <text:p text:style-name="P21">Deliver</text:p>
          </table:table-cell>
        </table:table-row>
        <table:table-row>
          <table:table-cell table:style-name="Table1.A2" office:value-type="string">
            <text:p text:style-name="P21">Adicao de arquivos</text:p>
          </table:table-cell>
          <table:table-cell table:style-name="Table1.A2" office:value-type="string">
            <text:p text:style-name="P21">Add</text:p>
          </table:table-cell>
          <table:table-cell table:style-name="Table1.A2" office:value-type="string">
            <text:p text:style-name="P22"><text:span text:style-name="T16">git a</text:span>dd</text:p>
          </table:table-cell>
          <table:table-cell table:style-name="Table1.D2" office:value-type="string">
            <text:p text:style-name="P21">(add)</text:p>
          </table:table-cell>
        </table:table-row>
        <table:table-row>
          <table:table-cell table:style-name="Table1.A2" office:value-type="string">
            <text:p text:style-name="P21">Historico</text:p>
          </table:table-cell>
          <table:table-cell table:style-name="Table1.A2" office:value-type="string">
            <text:p text:style-name="P21">History</text:p>
          </table:table-cell>
          <table:table-cell table:style-name="Table1.A2" office:value-type="string">
            <text:p text:style-name="P22"><text:span text:style-name="T16">git l</text:span>og</text:p>
          </table:table-cell>
          <table:table-cell table:style-name="Table1.D2" office:value-type="string">
            <text:p text:style-name="P21">History</text:p>
          </table:table-cell>
        </table:table-row>
        <table:table-row>
          <table:table-cell table:style-name="Table1.A2" office:value-type="string">
            <text:p text:style-name="P21">Status</text:p>
          </table:table-cell>
          <table:table-cell table:style-name="Table1.A2" office:value-type="string">
            <text:p text:style-name="P21">Status</text:p>
          </table:table-cell>
          <table:table-cell table:style-name="Table1.A2" office:value-type="string">
            <text:p text:style-name="P22"><text:span text:style-name="T16">git s</text:span>tatus</text:p>
          </table:table-cell>
          <table:table-cell table:style-name="Table1.D2" office:value-type="string">
            <text:p text:style-name="P21">(status)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7"><text:span text:style-name="T16">git b</text:span>ranch -<text:span text:style-name="T20">b</text:span> [nome da branch]</text:p>
          </table:table-cell>
          <table:table-cell table:style-name="Table1.D2" office:value-type="string">
            <text:p text:style-name="P25"><text:span text:style-name="T9">nova</text:span> <text:span text:style-name="T9">streaming</text:span>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7"><text:span text:style-name="T16">git c</text:span>heckout [nome da branch]</text:p>
          </table:table-cell>
          <table:table-cell table:style-name="Table1.D2" office:value-type="string">
            <text:p text:style-name="P26">Altera a streaming de trabalho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9"><text:span text:style-name="T16">git b</text:span>ranch -d [nome da branch]</text:p>
          </table:table-cell>
          <table:table-cell table:style-name="Table1.D2" office:value-type="string">
            <text:p text:style-name="P28">Apaga a <text:span text:style-name="T13">streaming</text:span>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30">git push -u origin [nome da branch]</text:p>
          </table:table-cell>
          <table:table-cell table:style-name="Table1.D2" office:value-type="string">
            <text:p text:style-name="P30">Cria uma streaming remota <text:span text:style-name="T18">(no repositorio)</text:span> a partir de uma existente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30">git push origin :<text:span text:style-name="T17">[nome da branch]</text:span></text:p>
          </table:table-cell>
          <table:table-cell table:style-name="Table1.D2" office:value-type="string">
            <text:p text:style-name="P31">Deleta uma streaming remota <text:span text:style-name="T18">(no repositorio)</text:span></text:p>
          </table:table-cell>
        </table:table-row>
      </table:table>
      <text:p text:style-name="Standard"/>
      <text:p text:style-name="P15"><text:span text:style-name="T6">Alguns </text:span><text:span text:style-name="T5">Comandos:</text:span> <text:a xlink:type="simple" xlink:href="https://training.github.com/kit/downloads/github-git-cheat-sheet.pdf">https://training.github.com/kit/downloads/github-git-cheat-sheet.pdf</text:a></text:p>
      <text:p text:style-name="P15"/>
      <text:p text:style-name="P16"><text:span text:style-name="T5">Dica de Ferramenta:</text:span> GIT K</text:p>
      <text:p text:style-name="Standard"/>
      <text:p text:style-name="P6">Linha de execucao padrao <text:span text:style-name="T19">(git flow)</text:span></text:p>
      <text:p text:style-name="P8"/>
      <text:p text:style-name="P9">git checkout master (muda para a branch “master”)</text:p>
      <text:p text:style-name="P9">git pull (accept)</text:p>
      <text:p text:style-name="P10">git checkout work (muda para a branch “work”)</text:p>
      <text:p text:style-name="P11">git rebase master (<text:span text:style-name="T10">recebe todas as alteracoes da branch “master”)</text:span></text:p>
      <text:p text:style-name="P11"/>
      <text:p text:style-name="P11">// <text:span text:style-name="T11">apos terminar de codificar</text:span></text:p>
      <text:p text:style-name="P12">git checkout master</text:p>
      <text:p text:style-name="P12">git merge work</text:p>
      <text:p text:style-name="P13">git push -<text:span text:style-name="T15">u</text:span> <text:span text:style-name="T14">origin work</text:span> (envia <text:span text:style-name="T12">atualizacoes</text:span> para o <text:span text:style-name="T12">repositorio)</text:span></text:p>
      <text:p text:style-name="P14">git checkout work</text:p>
      <text:p text:style-name="P9"/>
      <text:p text:style-name="P7">Exemplo para teste git</text:p>
      <text:p text:style-name="Standard"/>
      <text:p text:style-name="P1">git clone https://github.com/caelum/pm87-exemplo.git </text:p>
      <text:p text:style-name="P1">ls</text:p>
      <text:p text:style-name="P1">cd pm87-exemplo/</text:p>
      <text:p text:style-name="P1">ls -a</text:p>
      <text:p text:style-name="P1">git status</text:p>
      <text:p text:style-name="P1">gedit pm87</text:p>
      <text:p text:style-name="P1"/>
      <text:p text:style-name="P5"/>
      <text:p text:style-name="P40">Exibe qual a bash vc esta trabalhando <text:span text:style-name="T21">(gedit ~/.bashrc)</text:span></text:p>
      <text:p text:style-name="P2"/>
      <text:p text:style-name="P4">PS1="\[\033[38m\]\u@\h:\w";</text:p>
      <text:p text:style-name="P4">PS1="$PS1\[\033[31m\]";</text:p>
      <text:p text:style-name="P4">PS1="$PS1\`git branch 2&gt;/dev/null | grep \"^\*\" | \\</text:p>
      <text:p text:style-name="P4"><text:s text:c="4"/>sed -r \"s/\*\ (.*)/\(\1\)/\"\`";</text:p>
      <text:p text:style-name="P4">PS1="$PS1\[\033[37m\]$\[\033[00m\] ";</text:p>
      <text:p text:style-name="P1"/>
      <text:p text:style-name="P5">Criar um projeto a partir de um diretorio existente</text:p>
      <text:p text:style-name="P1"/>
      <text:list xml:id="list7923473425057282576" text:style-name="L1">
        <text:list-item>
          <text:p text:style-name="P32">Criar um repostitorio com o mesmo nome do local</text:p>
        </text:list-item>
        <text:list-item>
          <text:p text:style-name="P33">Criar a chave SSH</text:p>
        </text:list-item>
        <text:list-item>
          <text:p text:style-name="P34">No terminal:</text:p>
        </text:list-item>
      </text:list>
      <text:list xml:id="list6354284790177463834" text:style-name="L2">
        <text:list-item>
          <text:p text:style-name="P37">git init</text:p>
        </text:list-item>
        <text:list-item>
          <text:p text:style-name="P37">git add .</text:p>
        </text:list-item>
        <text:list-item>
          <text:p text:style-name="P37">Git commit -m “mensagem”</text:p>
        </text:list-item>
        <text:list-item>
          <text:p text:style-name="P36"><text:span text:style-name="T4">git remote add origin https://github.com/frcangussu/</text:span><text:span text:style-name="T7">[nome do repositorio]</text:span><text:span text:style-name="T4">.git</text:span></text:p>
        </text:list-item>
        <text:list-item>
          <text:p text:style-name="P35"><text:span text:style-name="T8">ngu</text:span>git push -u origin master</text:p>
        </text:list-item>
      </text:list>
      <text:list xml:id="list93920926498874" text:continue-list="list7923473425057282576" text:style-name="L1">
        <text:list-item>
          <text:p text:style-name="P38">pronto!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1:11:41.865200578</meta:creation-date>
    <dc:date>2015-08-14T09:39:19.342359889</dc:date>
    <meta:editing-duration>PT5H34M3S</meta:editing-duration>
    <meta:editing-cycles>54</meta:editing-cycles>
    <meta:generator>LibreOffice/4.2.4.2$Linux_X86_64 LibreOffice_project/420m0$Build-2</meta:generator>
    <meta:document-statistic meta:table-count="1" meta:image-count="0" meta:object-count="0" meta:page-count="2" meta:paragraph-count="75" meta:word-count="262" meta:character-count="1671" meta:non-whitespace-character-count="1488"/>
  </office:meta>
</office:document-meta>
</file>